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Helvetica,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fo:font-weight="bold" style:language-asian="zxx" style:country-asian="none" style:font-weight-asian="bold" style:language-complex="zxx" style:country-complex="none" style:font-weight-complex="bold"/>
    </style:style>
    <style:style style:name="P3" style:family="paragraph" style:parent-style-name="Standard">
      <style:text-properties fo:language="zxx" fo:country="none" fo:font-weight="normal" style:language-asian="zxx" style:country-asian="none" style:font-weight-asian="normal" style:language-complex="zxx" style:country-complex="none" style:font-weight-complex="normal"/>
    </style:style>
    <style:style style:name="P4" style:family="paragraph" style:parent-style-name="Standard">
      <style:text-properties fo:language="zxx" fo:country="none" fo:font-weight="normal" style:language-asian="zxx" style:country-asian="none" style:font-weight-asian="normal" style:language-complex="zxx" style:country-complex="none" style:font-weight-complex="normal"/>
    </style:style>
    <style:style style:name="P5" style:family="paragraph" style:parent-style-name="Standard">
      <style:text-properties fo:language="zxx" fo:country="none" style:language-asian="zxx" style:country-asian="none" style:language-complex="zxx" style:country-complex="none"/>
    </style:style>
    <style:style style:name="P6" style:family="paragraph" style:parent-style-name="Standard">
      <style:text-properties fo:language="zxx" fo:country="none" fo:background-color="#ffff00" style:language-asian="zxx" style:country-asian="none" style:language-complex="zxx" style:country-complex="none"/>
    </style:style>
    <style:style style:name="P7" style:family="paragraph" style:parent-style-name="Standard">
      <style:paragraph-properties fo:background-color="#ffff66">
        <style:background-image/>
      </style:paragraph-properties>
      <style:text-properties fo:language="zxx" fo:country="none" fo:background-color="#ffff00" style:language-asian="zxx" style:country-asian="none" style:language-complex="zxx" style:country-complex="none"/>
    </style:style>
    <style:style style:name="T1" style:family="text">
      <style:text-properties fo:font-variant="normal" fo:text-transform="none" fo:color="#222222" style:font-name="Arial" fo:font-size="12pt" fo:letter-spacing="normal" fo:font-style="normal" fo:font-weight="normal" loext:opacity="100%"/>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sche documentatie</text:p>
      <text:p text:style-name="P1"/>
      <text:p text:style-name="P1">user: id,firstname, lastname, email, role (admin,mentor, client)</text:p>
      <text:p text:style-name="P1"/>
      <text:p text:style-name="P1">client_naw: id,city, zipcode, street, street_number, phone_number, user_id</text:p>
      <text:p text:style-name="P1">mentor_naw: id,city, zipcode, street, street_number, phone_number, user_id</text:p>
      <text:p text:style-name="P1"/>
      <text:p text:style-name="P1">client_activities_config: scaledActivities, mainActivities</text:p>
      <text:p text:style-name="P1">daily_report_config : id, questions (json)</text:p>
      <text:p text:style-name="P1"/>
      <text:p text:style-name="P1">mentor_daily_reports: id, client_id, user_id, questions (json), remark,filled (bool), filled_at</text:p>
      <text:p text:style-name="P1">client_daily_reports: id, client_id, user_id, questions (json), remark, filled (bool), filled_at</text:p>
      <text:p text:style-name="P1"/>
      <text:p text:style-name="P1">mentor_logs: id, mentor_id, client_id, route_accessed, data_accessed</text:p>
      <text:p text:style-name="P1">client_activities: id, client_id, scaledactivities, main_activities</text:p>
      <text:p text:style-name="P1"/>
      <text:p text:style-name="P1">flow data:</text:p>
      <text:p text:style-name="P1"/>
      <text:p text:style-name="P1">Admin maakt samen met een client een account aan achter de computer can de admin. Samen vullen ze user en client_naw in. Hetzelfde doet hij met een begeleider voor user en mentor_naw.</text:p>
      <text:p text:style-name="P1"/>
      <text:p text:style-name="P1">De scheduler maakt elke dag om 12 uur 2 daily reports aan 1 voor de client en de andere voor een mentor om in te vullen.</text:p>
      <text:p text:style-name="P1"/>
      <text:p text:style-name="P1">Daarnaast heeft client een activiteitenlogger. Hier kan de client zijn activiteiten voor de dag in bij houden. Frontend bestaat uit een tijdslijn met vakjes van 15 minutes. Deze kan de client selecteren en daar aan kan hij een main_activities hangen en de input van de scaled_activities. Opdelen in 4 dagsdelen. </text:p>
      <text:p text:style-name="P1"/>
      <text:p text:style-name="P1">Mentor pages:</text:p>
      <text:p text:style-name="P1"/>
      <text:p text:style-name="P1">overview clients open daily reports page: page die alle non filled daily reports laat zien</text:p>
      <text:p text:style-name="P1">Clients page: een searchable paginated page of alle clients.</text:p>
      <text:p text:style-name="P1">Client page: show de naw gegevens van een client. Met buttons om naar mentor en </text:p>
      <text:p text:style-name="P1"><text:tab/>client daily reports visualisatie te gaan.</text:p>
      <text:p text:style-name="P1">Client client daily report visualisatie page: Door de client ingevulde daily reports visualisatie</text:p>
      <text:p text:style-name="P1">client mentor daily report visualtie page: door een mentor ingevulde daily reports data visualisatie.</text:p>
      <text:p text:style-name="P1">Client activities visualtie page: door de client ingevulde data visualisatie.</text:p>
      <text:p text:style-name="P1">Naw page: page waar de mentor zijn naw gegevens kan veranderen.</text:p>
      <text:p text:style-name="P1"><text:tab/></text:p>
      <text:p text:style-name="P1"/>
      <text:p text:style-name="P1">Client pages:</text:p>
      <text:p text:style-name="P1"/>
      <text:p text:style-name="P1">activity logger page: De page waar de client zijn activitieten logger in vuld.</text:p>
      <text:p text:style-name="P1">Daily report page: page de client zijn daily reports in vuld</text:p>
      <text:p text:style-name="P1">naw page: page waar de client zijn naw gegevens kan veranderen.</text:p>
      <text:p text:style-name="P1">Client daily report visuatlie page: Door de client ingevulde daily reports visualisatie</text:p>
      <text:p text:style-name="P1">client acitivities visualtie page: activiteiten logger data visualisatie.</text:p>
      <text:p text:style-name="P1">activities_logger_config. Hier kan de client de scaled en main activities aanpassen/ verwijderen/ updaten.</text:p>
      <text:p text:style-name="P1"/>
      <text:p text:style-name="P1"/>
      <text:p text:style-name="P1"><text:soft-page-break/></text:p>
      <text:p text:style-name="P1">Admin pages:</text:p>
      <text:p text:style-name="P1"/>
      <text:p text:style-name="P1">client index page: searchable index paginated index page of clients. </text:p>
      <text:p text:style-name="P1">Client page: Overview naw gegevens van client. Met een knop waar de client kan verwijderen uit de database</text:p>
      <text:p text:style-name="P1">Mentor index page: searchable index paginated index page of mentors.</text:p>
      <text:p text:style-name="P1">Mentor page: overview naw gegevens van mentor. Met een knop waar mentor kan verwijderne uit de database</text:p>
      <text:p text:style-name="P1">add client page: page waar de admin een nieuwe client kan toevoegen</text:p>
      <text:p text:style-name="P1">add mentor page: page waar de admin een nieuwe mentor kan toevoegen</text:p>
      <text:p text:style-name="P1">change daily report questions: page waar de admin de daily report questions kan veranderen.</text:p>
      <text:p text:style-name="P1"/>
      <text:p text:style-name="P1"/>
      <text:p text:style-name="P1"/>
      <text:p text:style-name="P2">Admin pages v2:</text:p>
      <text:p text:style-name="P1"/>
      <text:p text:style-name="P2">Client index page:</text:p>
      <text:p text:style-name="P1"/>
      <text:p text:style-name="P1">searchbox input</text:p>
      <text:p text:style-name="P1">searchbox submit button</text:p>
      <text:p text:style-name="P1">paginated results of clients (firstname, lastname, email, phone)</text:p>
      <text:p text:style-name="P1">goto client naw page button:</text:p>
      <text:p text:style-name="P1"/>
      <text:p text:style-name="P2">client naw page:</text:p>
      <text:p text:style-name="P2"/>
      <text:p text:style-name="P3">show all naw data of client</text:p>
      <text:p text:style-name="P3">delete all client data from database button</text:p>
      <text:p text:style-name="P3">deactiviate client button (this suspends the daily reports creation) ? Check if needed.</text:p>
      <text:p text:style-name="P3"/>
      <text:p text:style-name="P2">Mentor index:</text:p>
      <text:p text:style-name="P3"/>
      <text:p text:style-name="P1">searchbox input</text:p>
      <text:p text:style-name="P1">searchbox submit button</text:p>
      <text:p text:style-name="P1">paginated results of mentor (firstname, lastname, email, phone)</text:p>
      <text:p text:style-name="P3">goto client naw page button:</text:p>
      <text:p text:style-name="P3"/>
      <text:p text:style-name="P2">Mentor naw page:</text:p>
      <text:p text:style-name="P2"/>
      <text:p text:style-name="P3">show all naw data of mentor</text:p>
      <text:p text:style-name="P3">delete all mentor data from database button</text:p>
      <text:p text:style-name="P3"/>
      <text:p text:style-name="P2">Add new client page:</text:p>
      <text:p text:style-name="P2"/>
      <text:p text:style-name="P3">form that inputs all client data</text:p>
      <text:p text:style-name="P3">submit form button</text:p>
      <text:p text:style-name="P3"/>
      <text:p text:style-name="P2">Add new mentor page:</text:p>
      <text:p text:style-name="P3"/>
      <text:p text:style-name="P3">form that inputs all mentor data</text:p>
      <text:p text:style-name="P3">submit form button</text:p>
      <text:p text:style-name="P3"/>
      <text:p text:style-name="P2"><text:soft-page-break/><text:s/>Daily report questions:</text:p>
      <text:p text:style-name="P2"/>
      <text:p text:style-name="P3">show current daily report questions in prefilled page. These questions can be changed and updated/stored in the database. Also there are new input field to add new questions. Next to each questions there will be a delete this question button.</text:p>
      <text:p text:style-name="P3"/>
      <text:p text:style-name="P3">Client pages v1:</text:p>
      <text:p text:style-name="P1"/>
      <text:p text:style-name="P1">activity logger page: De page waar de client zijn activitieten logger in vuld.</text:p>
      <text:p text:style-name="P1">Daily report page: page de client zijn daily reports in vuld</text:p>
      <text:p text:style-name="P1">naw page: page waar de client zijn naw gegevens kan veranderen.</text:p>
      <text:p text:style-name="P1">Client daily report visuatlie page: Door de client ingevulde daily reports visualisatie</text:p>
      <text:p text:style-name="P1">client acitivities visualtie page: activiteiten logger data visualisatie.</text:p>
      <text:p text:style-name="P3">activities_logger_config. Hier kan de client de scaled en main activities aanpassen/ verwijderen/ updaten.</text:p>
      <text:p text:style-name="P3"/>
      <text:p text:style-name="P2">Client pages v2:</text:p>
      <text:p text:style-name="P2"/>
      <text:p text:style-name="P2">Activity logger page:</text:p>
      <text:p text:style-name="P2"/>
      <text:p text:style-name="P3">Each part of the day is divided in blocks of 15 mins. Blocks can be selected. Below these boxed are the scaled activities and main activities selection dropdowns. Boxes that where previously selected have a colour that is associated to colour of the main activitity. Open boxed dont have a colour. Previourly coloured boxes can be reselected therefore changing its main and scaled activity.</text:p>
      <text:p text:style-name="P3">Store button: save the selected boxes and associated data to the database.</text:p>
      <text:p text:style-name="P3"/>
      <text:p text:style-name="P3"><text:span text:style-name="T3">Daily report page:</text:span> </text:p>
      <text:p text:style-name="P3"/>
      <text:p text:style-name="P3">Inputs of the daily report questions.</text:p>
      <text:p text:style-name="P3">Save button</text:p>
      <text:p text:style-name="P3"/>
      <text:p text:style-name="P2">NAW page:</text:p>
      <text:p text:style-name="P2"/>
      <text:p text:style-name="P3">Inputs of all naw data. With prefilled naw data.</text:p>
      <text:p text:style-name="P3">Save button</text:p>
      <text:p text:style-name="P3"/>
      <text:p text:style-name="P2">Client daily report visualisation page:</text:p>
      <text:p text:style-name="P2"/>
      <text:p text:style-name="P3">this week visualized button</text:p>
      <text:p text:style-name="P3">this month visualized button</text:p>
      <text:p text:style-name="P2"/>
      <text:p text:style-name="P3">This week of daily reports visualisized.</text:p>
      <text:p text:style-name="P3"/>
      <text:p text:style-name="P2">Client activities visualization page:</text:p>
      <text:p text:style-name="P3"/>
      <text:p text:style-name="P3">this week visualized button</text:p>
      <text:p text:style-name="P3">this month visualized button</text:p>
      <text:p text:style-name="P3"/>
      <text:p text:style-name="P3">this week of activities visualized.</text:p>
      <text:p text:style-name="P3"/>
      <text:p text:style-name="P3"/>
      <text:p text:style-name="P3"/>
      <text:p text:style-name="P2"><text:soft-page-break/>Activities logger config:</text:p>
      <text:p text:style-name="P2"/>
      <text:p text:style-name="P3">dropdown of all mainactivities. Beneath the dropdown a change name buttond and a delete button is shown. The change name button unhides a change name input field and an save button.</text:p>
      <text:p text:style-name="P3"/>
      <text:p text:style-name="P3">Dropdown of scaledactivities: Beneath the dropdown a change name button and delete button is shown. The change name button unhides a change scaled activity name input field and a save button.</text:p>
      <text:p text:style-name="P3"/>
      <text:p text:style-name="P2">Mentor pages v1:</text:p>
      <text:p text:style-name="P1"/>
      <text:p text:style-name="P1">overview clients open daily reports page: page die alle non filled daily reports laat zien</text:p>
      <text:p text:style-name="P1">Clients page: een searchable paginated page of alle clients.</text:p>
      <text:p text:style-name="P1">Client page: show de naw gegevens van een client. Met buttons om naar mentor en </text:p>
      <text:p text:style-name="P1"><text:tab/>client daily reports visualisatie te gaan.</text:p>
      <text:p text:style-name="P1">Client client daily report visualisatie page: Door de client ingevulde daily reports visualisatie</text:p>
      <text:p text:style-name="P1">client mentor daily report visualtie page: door een mentor ingevulde daily reports data visualisatie.</text:p>
      <text:p text:style-name="P1">Client activities visualtie page: door de client ingevulde data visualisatie.</text:p>
      <text:p text:style-name="P3">Naw page: page waar de mentor zijn naw gegevens kan veranderen.</text:p>
      <text:p text:style-name="P3"/>
      <text:p text:style-name="P2">Mentor pages v1:</text:p>
      <text:p text:style-name="P3"/>
      <text:p text:style-name="P2">Open daily reports page<text:span text:style-name="T2">:</text:span></text:p>
      <text:p text:style-name="P3"/>
      <text:p text:style-name="P3">searchbox: search non filled daily reports for clients firstname and lastname and email</text:p>
      <text:p text:style-name="P3"/>
      <text:p text:style-name="P3">table of all non filled mentor daily report -&gt;paginated.</text:p>
      <text:p text:style-name="P3"/>
      <text:p text:style-name="P3">Each row is clickable and direct the mentor to the daily report.</text:p>
      <text:p text:style-name="P3"/>
      <text:p text:style-name="P2">Daily report page:</text:p>
      <text:p text:style-name="P3"/>
      <text:p text:style-name="P3">Inputs of the daily report questions.</text:p>
      <text:p text:style-name="P3">Save button</text:p>
      <text:p text:style-name="P3"/>
      <text:p text:style-name="P2">client page:</text:p>
      <text:p text:style-name="P2"/>
      <text:p text:style-name="P1">searchbox input</text:p>
      <text:p text:style-name="P1">searchbox submit button</text:p>
      <text:p text:style-name="P3">paginated results of clients (firstname, lastname, email, phone)</text:p>
      <text:p text:style-name="P3">goto naw of client button</text:p>
      <text:p text:style-name="P3">goto client daily report visualization</text:p>
      <text:p text:style-name="P3">goto mentor daily report visualization</text:p>
      <text:p text:style-name="P3">goto activities visualization</text:p>
      <text:p text:style-name="P3"/>
      <text:p text:style-name="P3"/>
      <text:p text:style-name="P3"/>
      <text:p text:style-name="P3"/>
      <text:p text:style-name="P1"/>
      <text:p text:style-name="P1"/>
      <text:p text:style-name="P1"/>
      <text:p text:style-name="P1"/>
      <text:p text:style-name="P1"><text:soft-page-break/></text:p>
      <text:p text:style-name="P1">daily_report_page</text:p>
      <text:p text:style-name="P1">naw_page</text:p>
      <text:p text:style-name="P1"/>
      <text:p text:style-name="P1"/>
      <text:p text:style-name="P1">Opletten:</text:p>
      <text:p text:style-name="P1"/>
      <text:p text:style-name="P1"/>
      <text:p text:style-name="P1">Meedere begeleiders die tergelijkertijd een daily report willen aanmaken. Dus voor een store checken als in de tussentijd de daily report al niet al in is gevuld. </text:p>
      <text:p text:style-name="P1"/>
      <text:p text:style-name="P1"/>
      <text:p text:style-name="P1"/>
      <text:p text:style-name="P1">data</text:p>
      <text:p text:style-name="P1"/>
      <text:p text:style-name="P1">user: firstname, lastname, email, street, id, role</text:p>
      <text:p text:style-name="P1">NAW: postcode, streetnumber, phonenumber, city, user_id</text:p>
      <text:p text:style-name="P1">clientData: id, </text:p>
      <text:p text:style-name="P1">dailyReport: id, client_id, writer_id questions (json), remark (vrije tekst)</text:p>
      <text:p text:style-name="P1">mentorLogs: id, mentor_id, client_id, route_accessed, data_accessed</text:p>
      <text:p text:style-name="P1">activityLogs: id, client_id, other data</text:p>
      <text:p text:style-name="P1"/>
      <text:p text:style-name="P1"/>
      <text:p text:style-name="P1"/>
      <text:p text:style-name="P1">user has many dailyreports</text:p>
      <text:p text:style-name="P1">dialyreport has one user.</text:p>
      <text:p text:style-name="P1">User has many mentorlogs // only for mentors</text:p>
      <text:p text:style-name="P1"/>
      <text:p text:style-name="P1"/>
      <text:p text:style-name="P1">Admin: CRUD users.</text:p>
      <text:p text:style-name="P1"/>
      <text:p text:style-name="P1"/>
      <text:p text:style-name="P1"/>
      <text:p text:style-name="P1"/>
      <text:p text:style-name="P1">Dingen om op te letten:</text:p>
      <text:p text:style-name="P1"/>
      <text:p text:style-name="P1">dailyReport questions kunnen veranderen dus elke vraag kan geen eigen kopje krijgen in de database. Dus een json doen</text:p>
      <text:p text:style-name="P1"/>
      <text:p text:style-name="P1"/>
      <text:p text:style-name="P1">uitvogelen:</text:p>
      <text:p text:style-name="P1"/>
      <text:p text:style-name="P1">- test middleware for client, admin en begeleiders</text:p>
      <text:p text:style-name="P1">maak middleware die begeleiders en client redirect naar de front page als ze verkeerde routes willen accessen.</text:p>
      <text:p text:style-name="P1">- check multiple foreign keys stuff</text:p>
      <text:p text:style-name="P1">ik wil van een client alle user dailyreport hebben dus ik retrieve user→dailyreports</text:p>
      <text:p text:style-name="P1"/>
      <text:p text:style-name="P1"/>
      <text:p text:style-name="P1"/>
      <text:p text:style-name="P1"/>
      <text:p text:style-name="P1"/>
      <text:p text:style-name="P1"><text:soft-page-break/></text:p>
      <text:p text:style-name="P1">Vraag ymko:</text:p>
      <text:p text:style-name="P1"/>
      <text:p text:style-name="P1">Wat wil je doen als een client een dagelijkserapportage niet in heeft gevuld. Deze retroactief laten invullen of deze nie tmeer beschikbaar maken voor de client? Wil je de daily reports ook in het weekend laten doorlopen? Of alleen de dagen dat ze aanwezig zijn? Moet een daily report aanpasbaar zijn? De daily reports zijn aanpasbaar tot dat de volgende report beschikbaar staat?</text:p>
      <text:p text:style-name="P1"/>
      <text:p text:style-name="P6">Dagelijkse rapportage 2 dagen invulbaar. Bij vergeten moet de client naar een begeleider. 7 dagen in de week doen. Begeleider geen tijdslimiet</text:p>
      <text:p text:style-name="P1"/>
      <text:p text:style-name="P1">Wil je dat de activitietein logger ook nog naderhand invulbaar is bv een dag later?</text:p>
      <text:p text:style-name="P1"/>
      <text:p text:style-name="P6">Activtieten loger zelfde als dagelijkse rapportage</text:p>
      <text:p text:style-name="P1"/>
      <text:p text:style-name="P1">Wil je user data verwijderen. Laat zeggen een client is klaar met zijn traject, wil je dan al zijn data verwijderen, naw gegevens, activiteiten data, dagelijkse rapportage etc? </text:p>
      <text:p text:style-name="P1"/>
      <text:p text:style-name="P6">Deactiveer knop. Alleen admin.</text:p>
      <text:p text:style-name="P1"/>
      <text:p text:style-name="P1"/>
      <text:p text:style-name="P1">Wat wil je doen als een begeleider ontslag neemt, wil je dan al zijn geassocieerde info verwijderen of alleen noodzakelijke. Of wil je zijn account mss alleen op non actief zetten.</text:p>
      <text:p text:style-name="P1"/>
      <text:p text:style-name="P7">Begeleider deactiveren.</text:p>
      <text:p text:style-name="P1"/>
      <text:p text:style-name="P1">Wil je de daily report data visualtie van de mentor en van de client naast mekaar/ onder mekaar visualiseren. Hoe wil je je deze data visualiseren, welke graphing method (lijn, staaf). Voor welke tijdsduur wil je dit doen, voor een week of voor een maand.</text:p>
      <text:p text:style-name="P1"/>
      <text:p text:style-name="P6">Daily report visualtie naast mekaar in de grafiek. Dus de client een 6 en begleider 8. Per week en totaal visualiseren</text:p>
      <text:p text:style-name="P6"/>
      <text:p text:style-name="P6">smartLMAO</text:p>
      <text:p text:style-name="P6">loging manager activity overview</text:p>
      <text:p text:style-name="P6"/>
      <text:p text:style-name="P1"><text:s/></text:p>
      <text:p text:style-name="P1"/>
      <text:p text:style-name="P1"/>
      <text:p text:style-name="P1"/>
      <text:p text:style-name="P1"><text:span text:style-name="T1">The app</text:span><text:line-break/><text:span text:style-name="T1">-tijdslogger</text:span><text:line-break/><text:span text:style-name="T1">-dag rapportage -&gt; is pietje op tijd ja/nee vraag en scale vraag denk aan humeur -&gt; voor bijzonderheden is er een vrij invulveld.</text:span><text:line-break/><text:line-break/><text:span text:style-name="T1">organisatie-&gt;admin-&gt;begeleider-&gt;client</text:span><text:line-break/><text:span text:style-name="T1">de admin maakt clienten aan en begeleiders-&gt; de admin maakt samen met de client een account. Dit ook met een begeleider.</text:span><text:line-break/><text:span text:style-name="T1">Zowel een client en begleider vullen beide een dag rapportage in</text:span><text:line-break/><text:span text:style-name="T1">loggen wat een begeleider doet en inziet. Dus dat ie niet bij clienten kijkt die niet bij hem horen.</text:span><text:line-break/><text:line-break/><text:soft-page-break/><text:span text:style-name="T1">client veranderd zelf zijn wachtwood via een email reset, geen 2fa</text:span><text:line-break/><text:span text:style-name="T1">- dag rapportage is niet customizable per client het is voor alle clienten in de organistaie</text:span><text:line-break/><text:span text:style-name="T1">-tijdlogger is customizable door de client zelf. De tijdslogger bestaat uit een main activitiy (werken, ontspanning etc) en scaled values(pijn, humeur etc). De client kan door de main activities specifieker te maken meer granualiteit in de activiteiten krijgen (denk aan werk pauze, werk programmeren, huishouden koken etc)</text:span> </text:p>
      <text:p text:style-name="P1"/>
      <text:p text:style-name="P1"/>
      <text:p text:style-name="P1"/>
      <text:p text:style-name="P1"/>
      <text:p text:style-name="P1">routes, index, show, edit, store, create, update, destory</text:p>
      <text:p text:style-name="P1"/>
      <text:p text:style-name="P1"/>
      <text:p text:style-name="P1">naam</text:p>
      <text:p text:style-name="P1"/>
      <text:p text:style-name="P1">Daily_logge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Helvetica,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in"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6-13T13:32:57.38</dc:date>
    <meta:editing-duration>P6DT1H38M5S</meta:editing-duration>
    <meta:editing-cycles>13</meta:editing-cycles>
    <meta:generator>OpenOffice/4.1.11$Win32 OpenOffice.org_project/4111m1$Build-9808</meta:generator>
    <meta:print-date>2022-06-07T09:41:19.720000000</meta:print-date>
    <dc:creator>matthijn </dc:creator>
    <meta:document-statistic meta:table-count="0" meta:image-count="0" meta:object-count="0" meta:page-count="7" meta:paragraph-count="158" meta:word-count="1608" meta:character-count="10480"/>
  </office:meta>
</office:document-meta>
</file>